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f04e4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DC Setup</text:p>
          </table:table-cell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etwork</text:p>
          </table:table-cell>
          <table:table-cell table:style-name="ce7" office:value-type="string" calcext:value-type="string">
            <text:p>Training samples</text:p>
          </table:table-cell>
          <table:table-cell table:style-name="ce7" office:value-type="string" calcext:value-type="string">
            <text:p>Testing samples</text:p>
          </table:table-cell>
          <table:table-cell table:style-name="ce2" office:value-type="string" calcext:value-type="string">
            <text:p>Epochs</text:p>
          </table:table-cell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PN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LQR-PN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BBNN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4" table:number-rows-repeated="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3" office:value-type="string" calcext:value-type="string">
            <text:p>E </text:p>
          </table:table-cell>
          <table:table-cell table:style-name="ce4" office:value-type="string" calcext:value-type="string">
            <text:p>PNN</text:p>
          </table:table-cell>
          <table:table-cell table:style-name="ce8" office:value-type="string" calcext:value-type="string">
            <text:p>200 (13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500 (40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000 (800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500 (118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LQR-PNN</text:p>
          </table:table-cell>
          <table:table-cell table:style-name="ce8" office:value-type="string" calcext:value-type="string">
            <text:p>200 (13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500 (40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000 (800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500 (118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BBNN</text:p>
          </table:table-cell>
          <table:table-cell table:style-name="ce8" office:value-type="string" calcext:value-type="string">
            <text:p>200 (13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500 (40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000 (800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1019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1500 (1185)</text:p>
          </table:table-cell>
          <table:table-cell table:style-name="ce8" office:value-type="string" calcext:value-type="string">
            <text:p>500 (400)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1019"/>
        </table:table-row>
        <table:table-row table:style-name="ro4" table:number-rows-repeated="144">
          <table:table-cell table:style-name="ce4" table:number-columns-repeated="2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2:47.111251902</meta:creation-date>
    <dc:date>2020-04-06T14:58:38.698788285</dc:date>
    <meta:editing-duration>PT5M41S</meta:editing-duration>
    <meta:editing-cycles>1</meta:editing-cycles>
    <meta:document-statistic meta:table-count="1" meta:cell-count="104" meta:object-count="0"/>
    <meta:generator>LibreOffice/6.0.7.3$Linux_X86_64 LibreOffice_project/00m0$Build-3</meta:generator>
  </office:meta>
</office:document-meta>
</file>